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000000400C0C4915C811779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333cm" draw:z-index="0"><draw:image xlink:href="Pictures/100000000000060000000400C0C4915C811779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9T18:39:12.678519807</meta:creation-date>
    <dc:date>2025-06-29T18:39:36.101523987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